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22cm" fo:min-width="0.285cm"/>
    </style:style>
    <style:style style:name="gr2" style:family="graphic" style:parent-style-name="standard">
      <style:graphic-properties draw:textarea-horizontal-align="justify" draw:textarea-vertical-align="middle" draw:auto-grow-height="false" fo:min-height="0.021cm" fo:min-width="0.28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1.569cm" svg:height="0.542cm" draw:transform="rotate (-1.57376338652329) translate (5.957cm 4.59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35474380651136) translate (5.937cm 6.048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74569755895808) translate (4.53cm 6.058cm)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</draw:g>
        <draw:g>
          <draw:custom-shape draw:style-name="gr1" draw:text-style-name="P1" draw:layer="layout" svg:width="1.569cm" svg:height="0.542cm" draw:transform="rotate (-1.57376338652329) translate (6.957cm 4.59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35474380651136) translate (6.937cm 6.048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74569755895808) translate (5.53cm 6.058cm)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</draw:g>
        <draw:g>
          <draw:custom-shape draw:style-name="gr1" draw:text-style-name="P1" draw:layer="layout" svg:width="1.569cm" svg:height="0.542cm" draw:transform="rotate (-1.57376338652329) translate (7.957cm 4.59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35474380651136) translate (7.937cm 6.048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74569755895808) translate (6.53cm 6.058cm)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</draw:g>
        <draw:g>
          <draw:custom-shape draw:style-name="gr1" draw:text-style-name="P1" draw:layer="layout" svg:width="1.569cm" svg:height="0.542cm" draw:transform="rotate (-1.57376338652329) translate (8.957cm 4.59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35474380651136) translate (8.937cm 6.048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74569755895808) translate (7.53cm 6.058cm)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</draw:g>
        <draw:g>
          <draw:custom-shape draw:style-name="gr1" draw:text-style-name="P1" draw:layer="layout" svg:width="1.569cm" svg:height="0.542cm" draw:transform="rotate (-1.57376338652329) translate (9.957cm 4.59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35474380651136) translate (9.937cm 6.048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74569755895808) translate (8.53cm 6.058cm)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</draw:g>
        <draw:g>
          <draw:custom-shape draw:style-name="gr1" draw:text-style-name="P1" draw:layer="layout" svg:width="1.569cm" svg:height="0.542cm" draw:transform="rotate (-1.57376338652329) translate (10.957cm 4.59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35474380651136) translate (10.937cm 6.048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74569755895808) translate (9.53cm 6.058cm)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</draw:g>
        <draw:g>
          <draw:custom-shape draw:style-name="gr1" draw:text-style-name="P1" draw:layer="layout" svg:width="1.569cm" svg:height="0.542cm" draw:transform="rotate (-1.57376338652329) translate (11.957cm 4.59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35474380651136) translate (11.937cm 6.048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74569755895808) translate (10.53cm 6.058cm)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</draw:g>
        <draw:g>
          <draw:custom-shape draw:style-name="gr1" draw:text-style-name="P1" draw:layer="layout" svg:width="1.569cm" svg:height="0.542cm" draw:transform="rotate (-1.57376338652329) translate (12.957cm 4.59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35474380651136) translate (12.937cm 6.048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74569755895808) translate (11.53cm 6.058cm)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</draw:g>
        <draw:g>
          <draw:custom-shape draw:style-name="gr1" draw:text-style-name="P1" draw:layer="layout" svg:width="1.569cm" svg:height="0.542cm" draw:transform="rotate (-1.57376338652329) translate (13.957cm 4.59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35474380651136) translate (13.937cm 6.048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74569755895808) translate (12.53cm 6.058cm)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</draw:g>
        <draw:g>
          <draw:custom-shape draw:style-name="gr1" draw:text-style-name="P1" draw:layer="layout" svg:width="1.569cm" svg:height="0.542cm" draw:transform="rotate (-1.57376338652329) translate (6.157cm 7.802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35474380651136) translate (6.137cm 9.25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74569755895808) translate (4.73cm 9.265cm)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</draw:g>
        <draw:g>
          <draw:custom-shape draw:style-name="gr1" draw:text-style-name="P1" draw:layer="layout" svg:width="1.569cm" svg:height="0.542cm" draw:transform="rotate (-1.57376338652329) translate (7.157cm 7.802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35474380651136) translate (7.137cm 9.25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74569755895808) translate (5.73cm 9.265cm)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</draw:g>
        <draw:g>
          <draw:custom-shape draw:style-name="gr1" draw:text-style-name="P1" draw:layer="layout" svg:width="1.569cm" svg:height="0.542cm" draw:transform="rotate (-1.57376338652329) translate (8.157cm 7.802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35474380651136) translate (8.137cm 9.25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74569755895808) translate (6.73cm 9.265cm)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</draw:g>
        <draw:g>
          <draw:custom-shape draw:style-name="gr1" draw:text-style-name="P1" draw:layer="layout" svg:width="1.569cm" svg:height="0.542cm" draw:transform="rotate (-1.57376338652329) translate (9.157cm 7.802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35474380651136) translate (9.137cm 9.25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74569755895808) translate (7.73cm 9.265cm)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</draw:g>
        <draw:g>
          <draw:custom-shape draw:style-name="gr1" draw:text-style-name="P1" draw:layer="layout" svg:width="1.569cm" svg:height="0.542cm" draw:transform="rotate (-1.57376338652329) translate (10.157cm 7.802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35474380651136) translate (10.137cm 9.25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74569755895808) translate (8.73cm 9.265cm)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</draw:g>
        <draw:g>
          <draw:custom-shape draw:style-name="gr1" draw:text-style-name="P1" draw:layer="layout" svg:width="1.569cm" svg:height="0.542cm" draw:transform="rotate (-1.57376338652329) translate (11.157cm 7.802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35474380651136) translate (11.137cm 9.25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74569755895808) translate (9.73cm 9.265cm)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</draw:g>
        <draw:g>
          <draw:custom-shape draw:style-name="gr1" draw:text-style-name="P1" draw:layer="layout" svg:width="1.569cm" svg:height="0.542cm" draw:transform="rotate (-1.57376338652329) translate (12.157cm 7.802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35474380651136) translate (12.137cm 9.25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74569755895808) translate (10.73cm 9.265cm)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</draw:g>
        <draw:g>
          <draw:custom-shape draw:style-name="gr1" draw:text-style-name="P1" draw:layer="layout" svg:width="1.569cm" svg:height="0.542cm" draw:transform="rotate (-1.57376338652329) translate (13.157cm 7.802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35474380651136) translate (13.137cm 9.25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74569755895808) translate (11.73cm 9.265cm)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</draw:g>
        <draw:g>
          <draw:custom-shape draw:style-name="gr1" draw:text-style-name="P1" draw:layer="layout" svg:width="1.569cm" svg:height="0.542cm" draw:transform="rotate (-1.57376338652329) translate (14.157cm 7.802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35474380651136) translate (14.137cm 9.25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1.569cm" svg:height="0.541cm" draw:transform="rotate (-0.674569755895808) translate (12.73cm 9.265cm)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22:02:14.901531388</meta:creation-date>
    <dc:date>2021-09-29T22:12:55.893962395</dc:date>
    <meta:editing-duration>PT20S</meta:editing-duration>
    <meta:editing-cycles>1</meta:editing-cycles>
    <meta:document-statistic meta:object-count="72"/>
    <meta:generator>LibreOffice/6.4.7.2$Linux_X86_64 LibreOffice_project/40$Build-2</meta:generator>
  </office:meta>
</office:document-meta>
</file>